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Fuentedepárrafopredeter." style:family="text">
      <style:text-properties fo:font-size="18pt" style:font-size-asian="18pt" style:font-size-complex="18pt"/>
    </style:style>
    <style:style style:name="T4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size="18pt" style:font-size-asian="18pt" style:font-size-complex="18pt"/>
    </style:style>
    <style:style style:name="T6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7" style:parent-style-name="Fuentedepárrafopredeter." style:family="text">
      <style:text-properties fo:font-size="18pt" style:font-size-asian="18pt" style:font-size-complex="18pt"/>
    </style:style>
    <style:style style:name="T8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size="18pt" style:font-size-asian="18pt" style:font-size-complex="18pt"/>
    </style:style>
    <style:style style:name="T10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11" style:parent-style-name="Fuentedepárrafopredeter." style:family="text">
      <style:text-properties fo:font-size="18pt" style:font-size-asian="18pt" style:font-size-complex="18pt"/>
    </style:style>
    <style:style style:name="T12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18pt" style:font-size-asian="18pt" style:font-size-complex="18pt"/>
    </style:style>
    <style:style style:name="T14" style:parent-style-name="Fuentedepárrafopredeter." style:family="text">
      <style:text-properties fo:font-size="18pt" style:font-size-asian="18pt" style:font-size-complex="18pt"/>
    </style:style>
    <style:style style:name="P1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<text:span text:style-name="T2">PEATONES</text:span><text:span text:style-name="T3"> (</text:span><text:span text:style-name="T4">dni</text:span><text:span text:style-name="T5">, nombre, edad)</text:span></text:p>
      <text:p text:style-name="Normal"><text:span text:style-name="T6">COCHES</text:span><text:span text:style-name="T7"> (</text:span><text:span text:style-name="T8">matricula</text:span><text:span text:style-name="T9">, marca, modelo)</text:span></text:p>
      <text:p text:style-name="Normal"><text:span text:style-name="T10">ATROPELLADOS</text:span><text:span text:style-name="T11"> (</text:span><text:span text:style-name="T12">dni, matricula</text:span><text:span text:style-name="T13">) donde {dni} referencia PEATONES y {matricula} referencia COCHES</text:span><text:span text:style-name="T14">.</text:span></text:p>
      <text:p text:style-name="P15">1.Introduce el nombre de los peatones :</text:p>
      <text:p text:style-name="P16">Πnombre =(PEATONES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López Campo</meta:initial-creator>
    <dc:creator>Alberto López Campo</dc:creator>
    <meta:creation-date>2025-11-28T14:50:00Z</meta:creation-date>
    <dc:date>2025-11-28T14:52:00Z</dc:date>
    <meta:template xlink:href="Normal.dotm" xlink:type="simple"/>
    <meta:editing-cycles>1</meta:editing-cycles>
    <meta:editing-duration>PT120S</meta:editing-duration>
    <meta:document-statistic meta:page-count="1" meta:paragraph-count="1" meta:word-count="33" meta:character-count="218" meta:row-count="1" meta:non-whitespace-character-count="186"/>
  </office:meta>
</office:document-meta>
</file>